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10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3">
      <style:table-cell-properties style:rotation-align="none"/>
    </style:style>
    <style:style style:name="ce45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11">
      <style:table-cell-properties style:rotation-align="none"/>
    </style:style>
    <style:style style:name="ce4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9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7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9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0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Percent" style:data-style-name="N11">
      <style:table-cell-properties fo:border-bottom="none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Percent" style:data-style-name="N11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6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1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row table:style-name="ro1">
          <table:table-cell table:style-name="ce1" office:value-type="string" calcext:value-type="string">
            <text:p>Distribución por edad y sexo: en 33 casos confirmados no ha sido posible identificar la edad o el sexo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8" office:value-type="string" calcext:value-type="string">
            <text:p>Hombre</text:p>
          </table:table-cell>
          <table:table-cell table:style-name="ce18" office:value-type="string" calcext:value-type="string">
            <text:p>Mujer</text:p>
          </table:table-cell>
          <table:table-cell table:style-name="ce18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5" table:formula="of:=[.B3]+[.C3]" office:value-type="float" office:value="2" calcext:value-type="float">
            <text:p>2</text:p>
          </table:table-cell>
          <table:table-cell table:style-name="ce42" table:formula="of:=[.D3]/[.$D$12]" office:value-type="percentage" office:value="0.00294117647058823" calcext:value-type="percentage">
            <text:p>0,3%</text:p>
          </table:table-cell>
          <table:table-cell table:style-name="ce48" table:formula="of:=[.E3]" office:value-type="percentage" office:value="0.00294117647058823" calcext:value-type="percentage">
            <text:p>0 %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0" office:value-type="float" office:value="37" calcext:value-type="float">
            <text:p>37</text:p>
          </table:table-cell>
          <table:table-cell table:style-name="ce30" office:value-type="float" office:value="24" calcext:value-type="float">
            <text:p>24</text:p>
          </table:table-cell>
          <table:table-cell table:style-name="ce35" table:formula="of:=[.B4]+[.C4]" office:value-type="float" office:value="61" calcext:value-type="float">
            <text:p>61</text:p>
          </table:table-cell>
          <table:table-cell table:style-name="ce42" table:formula="of:=[.D4]/[.$D$12]" office:value-type="percentage" office:value="0.0897058823529412" calcext:value-type="percentage">
            <text:p>9,0%</text:p>
          </table:table-cell>
          <table:table-cell table:style-name="ce49" table:formula="of:=[.F3]+[.E4]" office:value-type="percentage" office:value="0.0926470588235294" calcext:value-type="percentage">
            <text:p>9 %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0" office:value-type="float" office:value="45" calcext:value-type="float">
            <text:p>45</text:p>
          </table:table-cell>
          <table:table-cell table:style-name="ce30" office:value-type="float" office:value="26" calcext:value-type="float">
            <text:p>26</text:p>
          </table:table-cell>
          <table:table-cell table:style-name="ce35" table:formula="of:=[.B5]+[.C5]" office:value-type="float" office:value="71" calcext:value-type="float">
            <text:p>71</text:p>
          </table:table-cell>
          <table:table-cell table:style-name="ce42" table:formula="of:=[.D5]/[.$D$12]" office:value-type="percentage" office:value="0.104411764705882" calcext:value-type="percentage">
            <text:p>10,4%</text:p>
          </table:table-cell>
          <table:table-cell table:style-name="ce48" table:formula="of:=[.F4]+[.E5]" office:value-type="percentage" office:value="0.197058823529412" calcext:value-type="percentage">
            <text:p>20 %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0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5" table:formula="of:=[.B6]+[.C6]" office:value-type="float" office:value="70" calcext:value-type="float">
            <text:p>70</text:p>
          </table:table-cell>
          <table:table-cell table:style-name="ce42" table:formula="of:=[.D6]/[.$D$12]" office:value-type="percentage" office:value="0.102941176470588" calcext:value-type="percentage">
            <text:p>10,3%</text:p>
          </table:table-cell>
          <table:table-cell table:style-name="ce50" table:formula="of:=[.F5]+[.E6]" office:value-type="percentage" office:value="0.3" calcext:value-type="percentage">
            <text:p>30 %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0" office:value-type="float" office:value="43" calcext:value-type="float">
            <text:p>43</text:p>
          </table:table-cell>
          <table:table-cell table:style-name="ce30" office:value-type="float" office:value="49" calcext:value-type="float">
            <text:p>49</text:p>
          </table:table-cell>
          <table:table-cell table:style-name="ce35" table:formula="of:=[.B7]+[.C7]" office:value-type="float" office:value="92" calcext:value-type="float">
            <text:p>92</text:p>
          </table:table-cell>
          <table:table-cell table:style-name="ce42" table:formula="of:=[.D7]/[.$D$12]" office:value-type="percentage" office:value="0.135294117647059" calcext:value-type="percentage">
            <text:p>13,5%</text:p>
          </table:table-cell>
          <table:table-cell table:style-name="ce50" table:formula="of:=[.F6]+[.E7]" office:value-type="percentage" office:value="0.435294117647059" calcext:value-type="percentage">
            <text:p>44 %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0" office:value-type="float" office:value="54" calcext:value-type="float">
            <text:p>54</text:p>
          </table:table-cell>
          <table:table-cell table:style-name="ce30" office:value-type="float" office:value="45" calcext:value-type="float">
            <text:p>45</text:p>
          </table:table-cell>
          <table:table-cell table:style-name="ce35" table:formula="of:=[.B8]+[.C8]" office:value-type="float" office:value="99" calcext:value-type="float">
            <text:p>99</text:p>
          </table:table-cell>
          <table:table-cell table:style-name="ce42" table:formula="of:=[.D8]/[.$D$12]" office:value-type="percentage" office:value="0.145588235294118" calcext:value-type="percentage">
            <text:p>14,6%</text:p>
          </table:table-cell>
          <table:table-cell table:style-name="ce48" table:formula="of:=[.F7]+[.E8]" office:value-type="percentage" office:value="0.580882352941176" calcext:value-type="percentage">
            <text:p>58 %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0" office:value-type="float" office:value="43" calcext:value-type="float">
            <text:p>43</text:p>
          </table:table-cell>
          <table:table-cell table:style-name="ce30" office:value-type="float" office:value="41" calcext:value-type="float">
            <text:p>41</text:p>
          </table:table-cell>
          <table:table-cell table:style-name="ce35" table:formula="of:=[.B9]+[.C9]" office:value-type="float" office:value="84" calcext:value-type="float">
            <text:p>84</text:p>
          </table:table-cell>
          <table:table-cell table:style-name="ce42" table:formula="of:=[.D9]/[.$D$12]" office:value-type="percentage" office:value="0.123529411764706" calcext:value-type="percentage">
            <text:p>12,4%</text:p>
          </table:table-cell>
          <table:table-cell table:style-name="ce48" table:formula="of:=[.F8]+[.E9]" office:value-type="percentage" office:value="0.704411764705882" calcext:value-type="percentage">
            <text:p>70 %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0" office:value-type="float" office:value="35" calcext:value-type="float">
            <text:p>35</text:p>
          </table:table-cell>
          <table:table-cell table:style-name="ce30" office:value-type="float" office:value="25" calcext:value-type="float">
            <text:p>25</text:p>
          </table:table-cell>
          <table:table-cell table:style-name="ce35" table:formula="of:=[.B10]+[.C10]" office:value-type="float" office:value="60" calcext:value-type="float">
            <text:p>60</text:p>
          </table:table-cell>
          <table:table-cell table:style-name="ce42" table:formula="of:=[.D10]/[.$D$12]" office:value-type="percentage" office:value="0.0882352941176471" calcext:value-type="percentage">
            <text:p>8,8%</text:p>
          </table:table-cell>
          <table:table-cell table:style-name="ce48" table:formula="of:=[.F9]+[.E10]" office:value-type="percentage" office:value="0.792647058823529" calcext:value-type="percentage">
            <text:p>79 %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0" office:value-type="float" office:value="54" calcext:value-type="float">
            <text:p>54</text:p>
          </table:table-cell>
          <table:table-cell table:style-name="ce30" office:value-type="float" office:value="87" calcext:value-type="float">
            <text:p>87</text:p>
          </table:table-cell>
          <table:table-cell table:style-name="ce35" table:formula="of:=[.B11]+[.C11]" office:value-type="float" office:value="141" calcext:value-type="float">
            <text:p>141</text:p>
          </table:table-cell>
          <table:table-cell table:style-name="ce43" table:formula="of:=[.D11]/[.$D$12]" office:value-type="percentage" office:value="0.207352941176471" calcext:value-type="percentage">
            <text:p>20,7%</text:p>
          </table:table-cell>
          <table:table-cell table:style-name="ce48" table:formula="of:=[.F10]+[.E11]" office:value-type="percentage" office:value="1" calcext:value-type="percentage">
            <text:p>100 %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1" table:formula="of:=SUM([.B3:.B11])" office:value-type="float" office:value="343" calcext:value-type="float">
            <text:p>343</text:p>
          </table:table-cell>
          <table:table-cell table:style-name="ce21" table:formula="of:=SUM([.C3:.C11])" office:value-type="float" office:value="337" calcext:value-type="float">
            <text:p>337</text:p>
          </table:table-cell>
          <table:table-cell table:style-name="ce36" table:formula="of:=SUM([.D3:.D11])" office:value-type="float" office:value="680" calcext:value-type="float">
            <text:p>680</text:p>
          </table:table-cell>
          <table:table-cell table:number-columns-repeated="11"/>
        </table:table-row>
        <table:table-row table:style-name="ro1">
          <table:table-cell table:style-name="ce5"/>
          <table:table-cell table:style-name="ce22" table:formula="of:=[.B12]/[.D12]" office:value-type="percentage" office:value="0.504411764705882" calcext:value-type="percentage">
            <text:p>50 %</text:p>
          </table:table-cell>
          <table:table-cell table:style-name="ce22" table:formula="of:=[.C12]/[.D12]" office:value-type="percentage" office:value="0.495588235294118" calcext:value-type="percentage">
            <text:p>50 %</text:p>
          </table:table-cell>
          <table:table-cell table:style-name="ce37"/>
          <table:table-cell table:number-columns-repeated="11"/>
        </table:table-row>
        <table:table-row table:style-name="ro1">
          <table:table-cell table:style-name="ce5"/>
          <table:table-cell table:style-name="ce22" table:number-columns-repeated="2"/>
          <table:table-cell table:style-name="ce37"/>
          <table:table-cell table:style-name="ce44"/>
          <table:table-cell table:number-columns-repeated="10"/>
        </table:table-row>
        <table:table-row table:style-name="ro1">
          <table:table-cell table:style-name="ce6" table:number-columns-repeated="4"/>
          <table:table-cell table:style-name="ce44"/>
          <table:table-cell table:number-columns-repeated="10"/>
        </table:table-row>
        <table:table-row table:style-name="ro1">
          <table:table-cell table:style-name="ce1" office:value-type="string" calcext:value-type="string">
            <text:p>Distribución por provincias: en 20 casos confirmads no ha sido posible identificar la provincia de procedencia</text:p>
          </table:table-cell>
          <table:table-cell table:number-columns-repeated="14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8" office:value-type="string" calcext:value-type="string">
            <text:p>TERUEL</text:p>
          </table:table-cell>
          <table:table-cell table:style-name="ce18" office:value-type="string" calcext:value-type="string">
            <text:p>ZARAGOZA</text:p>
          </table:table-cell>
          <table:table-cell table:style-name="ce18" office:value-type="string" calcext:value-type="string">
            <text:p>OTROS/NO IdeNTIFICADO</text:p>
          </table:table-cell>
          <table:table-cell table:style-name="ce18" office:value-type="string" calcext:value-type="string">
            <text:p>Total general</text:p>
          </table:table-cell>
          <table:table-cell/>
          <table:table-cell table:style-name="ce69" office:value-type="string" calcext:value-type="string" table:number-columns-spanned="3" table:number-rows-spanned="1">
            <text:p>LETALIDAD</text:p>
          </table:table-cell>
          <table:covered-table-cell table:style-name="ce87"/>
          <table:covered-table-cell table:style-name="ce104"/>
          <table:table-cell table:number-columns-repeated="6"/>
        </table:table-row>
        <table:table-row table:style-name="ro2">
          <table:table-cell table:style-name="ce8" office:value-type="float" office:value="183" calcext:value-type="float">
            <text:p>183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437" calcext:value-type="float">
            <text:p>437</text:p>
          </table:table-cell>
          <table:table-cell table:style-name="ce38" office:value-type="float" office:value="20" calcext:value-type="float">
            <text:p>20</text:p>
          </table:table-cell>
          <table:table-cell table:style-name="ce45" table:formula="of:=SUM([.A18:.D18])" office:value-type="float" office:value="713" calcext:value-type="float">
            <text:p>713</text:p>
          </table:table-cell>
          <table:table-cell/>
          <table:table-cell table:style-name="ce70" office:value-type="percentage" office:value="0.029" calcext:value-type="percentage" table:number-columns-spanned="3" table:number-rows-spanned="1">
            <text:p>2,90 %</text:p>
          </table:table-cell>
          <table:covered-table-cell table:style-name="ce88"/>
          <table:covered-table-cell table:style-name="ce105"/>
          <table:table-cell table:number-columns-repeated="6"/>
        </table:table-row>
        <table:table-row table:style-name="ro2">
          <table:table-cell table:style-name="ce9" table:formula="of:=[.A18]/[.$E$18]" office:value-type="percentage" office:value="0.256661991584853" calcext:value-type="percentage">
            <text:p>25,7%</text:p>
          </table:table-cell>
          <table:table-cell table:style-name="ce9" table:formula="of:=[.B18]/[.$E$18]" office:value-type="percentage" office:value="0.102384291725105" calcext:value-type="percentage">
            <text:p>10,2%</text:p>
          </table:table-cell>
          <table:table-cell table:style-name="ce9" table:formula="of:=[.C18]/[.$E$18]" office:value-type="percentage" office:value="0.612903225806452" calcext:value-type="percentage">
            <text:p>61,3%</text:p>
          </table:table-cell>
          <table:table-cell table:style-name="ce9" table:formula="of:=[.D18]/[.$E$18]" office:value-type="percentage" office:value="0.0280504908835905" calcext:value-type="percentage">
            <text:p>2,8%</text:p>
          </table:table-cell>
          <table:table-cell table:style-name="ce24"/>
          <table:table-cell table:number-columns-repeated="10"/>
        </table:table-row>
        <table:table-row table:style-name="ro2">
          <table:table-cell table:number-columns-repeated="6"/>
          <table:table-cell table:style-name="ce69" office:value-type="string" calcext:value-type="string" table:number-columns-spanned="3" table:number-rows-spanned="1">
            <text:p>MORTALIDAD/10.000</text:p>
          </table:table-cell>
          <table:covered-table-cell table:style-name="ce87"/>
          <table:covered-table-cell table:style-name="ce104"/>
          <table:table-cell table:number-columns-repeated="6"/>
        </table:table-row>
        <table:table-row table:style-name="ro2">
          <table:table-cell table:style-name="ce10" office:value-type="string" calcext:value-type="string">
            <text:p>Distribución por síntomas: en 4 casos confirmados no ha sido posible identificar la existencia o no de sintomatología</text:p>
          </table:table-cell>
          <table:table-cell table:number-columns-repeated="5"/>
          <table:table-cell table:style-name="ce71" office:value-type="float" office:value="13" calcext:value-type="float" table:number-columns-spanned="3" table:number-rows-spanned="1">
            <text:p>13,00</text:p>
          </table:table-cell>
          <table:covered-table-cell table:style-name="ce89"/>
          <table:covered-table-cell table:style-name="ce106"/>
          <table:table-cell table:number-columns-repeated="6"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472" calcext:value-type="float">
            <text:p>472</text:p>
          </table:table-cell>
          <table:table-cell table:style-name="ce31" table:formula="of:=[.B22]/([.B22]+[.B23])" office:value-type="percentage" office:value="0.665726375176305" calcext:value-type="percentage">
            <text:p>67 %</text:p>
          </table:table-cell>
          <table:table-cell table:number-columns-repeated="12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4" office:value-type="float" office:value="237" calcext:value-type="float">
            <text:p>237</text:p>
          </table:table-cell>
          <table:table-cell table:style-name="ce32" table:formula="of:=[.B23]/([.B22]+[.B23])" office:value-type="percentage" office:value="0.334273624823695" calcext:value-type="percentage">
            <text:p>33 %</text:p>
          </table:table-cell>
          <table:table-cell table:number-columns-repeated="12"/>
        </table:table-row>
        <table:table-row table:style-name="ro3" table:number-rows-repeated="2">
          <table:table-cell table:number-columns-repeated="15"/>
        </table:table-row>
        <table:table-row table:style-name="ro2">
          <table:table-cell table:style-name="ce10" office:value-type="string" calcext:value-type="string">
            <text:p>Distribución por Zona Básica de Salud (ZBS): en 43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43 casos confirmado no ha sido posible identificar el sector sanitario.</text:p>
          </table:table-cell>
          <table:table-cell table:number-columns-repeated="9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46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  <table:table-cell table:number-columns-repeated="5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5" office:value-type="float" office:value="72" calcext:value-type="float">
            <text:p>72</text:p>
          </table:table-cell>
          <table:table-cell table:style-name="ce33" table:formula="of:=[.B28]/[.$B$115]" office:value-type="percentage" office:value="0.0993103448275862" calcext:value-type="percentage">
            <text:p>9,93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ZARAGOZA III</text:p>
          </table:table-cell>
          <table:table-cell table:style-name="ce72" office:value-type="float" office:value="165" calcext:value-type="float">
            <text:p>165</text:p>
          </table:table-cell>
          <table:table-cell table:style-name="ce90" table:formula="of:=[.G28]/[.$E$18]" office:value-type="percentage" office:value="0.231416549789621" calcext:value-type="percentage">
            <text:p>23,14 %</text:p>
          </table:table-cell>
          <table:table-cell table:style-name="ce107"/>
          <table:table-cell table:style-name="ce6"/>
          <table:table-cell table:number-columns-repeated="5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27" calcext:value-type="float">
            <text:p>27</text:p>
          </table:table-cell>
          <table:table-cell table:style-name="ce33" table:formula="of:=[.B29]/[.$B$115]" office:value-type="percentage" office:value="0.0372413793103448" calcext:value-type="percentage">
            <text:p>3,72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2" office:value-type="string" calcext:value-type="string">
            <text:p>BARBASTRO</text:p>
          </table:table-cell>
          <table:table-cell table:style-name="ce73" office:value-type="float" office:value="123" calcext:value-type="float">
            <text:p>123</text:p>
          </table:table-cell>
          <table:table-cell table:style-name="ce91" table:formula="of:=[.G29]/[.$E$18]" office:value-type="percentage" office:value="0.172510518934081" calcext:value-type="percentage">
            <text:p>17,25 %</text:p>
          </table:table-cell>
          <table:table-cell table:style-name="ce108"/>
          <table:table-cell table:style-name="ce6"/>
          <table:table-cell table:number-columns-repeated="5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24" calcext:value-type="float">
            <text:p>24</text:p>
          </table:table-cell>
          <table:table-cell table:style-name="ce33" table:formula="of:=[.B30]/[.$B$115]" office:value-type="percentage" office:value="0.0331034482758621" calcext:value-type="percentage">
            <text:p>3,31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3" office:value-type="string" calcext:value-type="string">
            <text:p>ZARAGOZA II</text:p>
          </table:table-cell>
          <table:table-cell table:style-name="ce74" office:value-type="float" office:value="122" calcext:value-type="float">
            <text:p>122</text:p>
          </table:table-cell>
          <table:table-cell table:style-name="ce92" table:formula="of:=[.G30]/[.$E$18]" office:value-type="percentage" office:value="0.171107994389902" calcext:value-type="percentage">
            <text:p>17,11 %</text:p>
          </table:table-cell>
          <table:table-cell table:style-name="ce108"/>
          <table:table-cell table:style-name="ce6"/>
          <table:table-cell table:number-columns-repeated="5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20" calcext:value-type="float">
            <text:p>20</text:p>
          </table:table-cell>
          <table:table-cell table:style-name="ce33" table:formula="of:=[.B31]/[.$B$115]" office:value-type="percentage" office:value="0.0275862068965517" calcext:value-type="percentage">
            <text:p>2,76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ZARAGOZA I</text:p>
          </table:table-cell>
          <table:table-cell table:style-name="ce75" office:value-type="float" office:value="75" calcext:value-type="float">
            <text:p>75</text:p>
          </table:table-cell>
          <table:table-cell table:style-name="ce93" table:formula="of:=[.G31]/[.$E$18]" office:value-type="percentage" office:value="0.105189340813464" calcext:value-type="percentage">
            <text:p>10,52 %</text:p>
          </table:table-cell>
          <table:table-cell table:style-name="ce108"/>
          <table:table-cell table:style-name="ce6"/>
          <table:table-cell table:number-columns-repeated="5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32]/[.$B$115]" office:value-type="percentage" office:value="0.0262068965517241" calcext:value-type="percentage">
            <text:p>2,62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5" office:value-type="string" calcext:value-type="string">
            <text:p>HUESCA</text:p>
          </table:table-cell>
          <table:table-cell table:style-name="ce76" office:value-type="float" office:value="54" calcext:value-type="float">
            <text:p>54</text:p>
          </table:table-cell>
          <table:table-cell table:style-name="ce94" table:formula="of:=[.G32]/[.$E$18]" office:value-type="percentage" office:value="0.0757363253856942" calcext:value-type="percentage">
            <text:p>7,57 %</text:p>
          </table:table-cell>
          <table:table-cell table:style-name="ce108"/>
          <table:table-cell table:style-name="ce6"/>
          <table:table-cell table:number-columns-repeated="5"/>
        </table:table-row>
        <table:table-row table:style-name="ro2">
          <table:table-cell table:style-name="ce14" office:value-type="string" calcext:value-type="string">
            <text:p>Daroca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33]/[.$B$115]" office:value-type="percentage" office:value="0.0262068965517241" calcext:value-type="percentage">
            <text:p>2,62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6" office:value-type="string" calcext:value-type="string">
            <text:p>ALCAÑIZ</text:p>
          </table:table-cell>
          <table:table-cell table:style-name="ce77" office:value-type="float" office:value="45" calcext:value-type="float">
            <text:p>45</text:p>
          </table:table-cell>
          <table:table-cell table:style-name="ce95" table:formula="of:=[.G33]/[.$E$18]" office:value-type="percentage" office:value="0.0631136044880785" calcext:value-type="percentage">
            <text:p>6,31 %</text:p>
          </table:table-cell>
          <table:table-cell table:style-name="ce108"/>
          <table:table-cell table:style-name="ce6"/>
          <table:table-cell table:number-columns-repeated="5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34]/[.$B$115]" office:value-type="percentage" office:value="0.0248275862068965" calcext:value-type="percentage">
            <text:p>2,48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7" office:value-type="string" calcext:value-type="string">
            <text:p>CALATAYUD</text:p>
          </table:table-cell>
          <table:table-cell table:style-name="ce78" office:value-type="float" office:value="45" calcext:value-type="float">
            <text:p>45</text:p>
          </table:table-cell>
          <table:table-cell table:style-name="ce96" table:formula="of:=[.G34]/[.$E$18]" office:value-type="percentage" office:value="0.0631136044880785" calcext:value-type="percentage">
            <text:p>6,31 %</text:p>
          </table:table-cell>
          <table:table-cell table:style-name="ce108"/>
          <table:table-cell table:style-name="ce6"/>
          <table:table-cell table:number-columns-repeated="5"/>
        </table:table-row>
        <table:table-row table:style-name="ro2">
          <table:table-cell table:style-name="ce14" office:value-type="string" calcext:value-type="string">
            <text:p>Épila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35]/[.$B$115]" office:value-type="percentage" office:value="0.0206896551724138" calcext:value-type="percentage">
            <text:p>2,07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8" office:value-type="string" calcext:value-type="string">
            <text:p>TERUEL</text:p>
          </table:table-cell>
          <table:table-cell table:style-name="ce79" office:value-type="float" office:value="41" calcext:value-type="float">
            <text:p>41</text:p>
          </table:table-cell>
          <table:table-cell table:style-name="ce97" table:formula="of:=[.G35]/[.$E$18]" office:value-type="percentage" office:value="0.0575035063113605" calcext:value-type="percentage">
            <text:p>5,75 %</text:p>
          </table:table-cell>
          <table:table-cell table:style-name="ce108"/>
          <table:table-cell table:style-name="ce6"/>
          <table:table-cell table:number-columns-repeated="5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36]/[.$B$115]" office:value-type="percentage" office:value="0.0206896551724138" calcext:value-type="percentage">
            <text:p>2,07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No identificado</text:p>
          </table:table-cell>
          <table:table-cell table:style-name="ce80" office:value-type="float" office:value="43" calcext:value-type="float">
            <text:p>43</text:p>
          </table:table-cell>
          <table:table-cell table:style-name="ce98" table:formula="of:=[.G36]/[.$E$18]" office:value-type="percentage" office:value="0.0603085553997195" calcext:value-type="percentage">
            <text:p>6,03 %</text:p>
          </table:table-cell>
          <table:table-cell table:style-name="ce108"/>
          <table:table-cell table:style-name="ce6"/>
          <table:table-cell table:number-columns-repeated="5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37]/[.$B$115]" office:value-type="percentage" office:value="0.0206896551724138" calcext:value-type="percentage">
            <text:p>2,07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60" office:value-type="string" calcext:value-type="string">
            <text:p>TOTAL</text:p>
          </table:table-cell>
          <table:table-cell table:style-name="ce81" table:formula="of:=SUM([.G28:.G36])" office:value-type="float" office:value="713" calcext:value-type="float">
            <text:p>713</text:p>
          </table:table-cell>
          <table:table-cell table:style-name="ce99"/>
          <table:table-cell table:style-name="ce108"/>
          <table:table-cell table:style-name="ce6"/>
          <table:table-cell table:number-columns-repeated="5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38]/[.$B$115]" office:value-type="percentage" office:value="0.0193103448275862" calcext:value-type="percentage">
            <text:p>1,93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10"/>
          <table:table-cell office:value-type="string" calcext:value-type="string">
            <text:p>º</text:p>
          </table:table-cell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39]/[.$B$115]" office:value-type="percentage" office:value="0.0193103448275862" calcext:value-type="percentage">
            <text:p>1,93 %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ce61" table:number-columns-repeated="2"/>
          <table:table-cell table:number-columns-repeated="5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40]/[.$B$115]" office:value-type="percentage" office:value="0.0179310344827586" calcext:value-type="percentage">
            <text:p>1,79 %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ce109" table:number-columns-repeated="2"/>
          <table:table-cell table:number-columns-repeated="5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41]/[.$B$115]" office:value-type="percentage" office:value="0.0179310344827586" calcext:value-type="percentage">
            <text:p>1,79 %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68" table:number-columns-repeated="2"/>
          <table:table-cell table:number-columns-repeated="5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42]/[.$B$115]" office:value-type="percentage" office:value="0.016551724137931" calcext:value-type="percentage">
            <text:p>1,66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61" office:value-type="string" calcext:value-type="string">
            <text:p>Casos en municipios con más de 10.000 habitantes</text:p>
          </table:table-cell>
          <table:table-cell table:style-name="ce61" table:number-columns-repeated="2"/>
          <table:table-cell table:style-name="ce68" table:number-columns-repeated="2"/>
          <table:table-cell table:number-columns-repeated="5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43]/[.$B$115]" office:value-type="percentage" office:value="0.016551724137931" calcext:value-type="percentage">
            <text:p>1,66 %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62" office:value-type="string" calcext:value-type="string">
            <text:p>MUNICIPIO</text:p>
          </table:table-cell>
          <table:table-cell table:style-name="ce62" office:value-type="string" calcext:value-type="string">
            <text:p>nº casos</text:p>
          </table:table-cell>
          <table:table-cell table:style-name="ce62" office:value-type="string" calcext:value-type="string">
            <text:p>%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44]/[.$B$115]" office:value-type="percentage" office:value="0.016551724137931" calcext:value-type="percentage">
            <text:p>1,66 %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63" office:value-type="string" calcext:value-type="string">
            <text:p>Zaragoza</text:p>
          </table:table-cell>
          <table:table-cell table:style-name="ce82" office:value-type="float" office:value="258" calcext:value-type="float">
            <text:p>258</text:p>
          </table:table-cell>
          <table:table-cell table:style-name="ce100" table:formula="of:=[.G44]/[.$B$115]" office:value-type="percentage" office:value="0.355862068965517" calcext:value-type="percentage">
            <text:p>35,59 %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45]/[.$B$115]" office:value-type="percentage" office:value="0.016551724137931" calcext:value-type="percentage">
            <text:p>1,66 %</text:p>
          </table:table-cell>
          <table:table-cell table:style-name="ce39" office:value-type="float" office:value="18" calcext:value-type="float">
            <text:p>18</text:p>
          </table:table-cell>
          <table:table-cell table:style-name="ce47"/>
          <table:table-cell table:style-name="ce64" office:value-type="string" calcext:value-type="string">
            <text:p>Monzón</text:p>
          </table:table-cell>
          <table:table-cell table:style-name="ce83" office:value-type="float" office:value="72" calcext:value-type="float">
            <text:p>72</text:p>
          </table:table-cell>
          <table:table-cell table:style-name="ce101" table:formula="of:=[.G45]/[.$B$115]" office:value-type="percentage" office:value="0.0993103448275862" calcext:value-type="percentage">
            <text:p>9,93 %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46]/[.$B$115]" office:value-type="percentage" office:value="0.0151724137931034" calcext:value-type="percentage">
            <text:p>1,52 %</text:p>
          </table:table-cell>
          <table:table-cell table:style-name="ce39" office:value-type="float" office:value="19" calcext:value-type="float">
            <text:p>19</text:p>
          </table:table-cell>
          <table:table-cell/>
          <table:table-cell table:style-name="ce65" office:value-type="string" calcext:value-type="string">
            <text:p>Huesca</text:p>
          </table:table-cell>
          <table:table-cell table:style-name="ce84" office:value-type="float" office:value="33" calcext:value-type="float">
            <text:p>33</text:p>
          </table:table-cell>
          <table:table-cell table:style-name="ce102" table:formula="of:=[.G46]/[.$B$115]" office:value-type="percentage" office:value="0.0455172413793104" calcext:value-type="percentage">
            <text:p>4,55 %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47]/[.$B$115]" office:value-type="percentage" office:value="0.0151724137931034" calcext:value-type="percentage">
            <text:p>1,52 %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66" office:value-type="string" calcext:value-type="string">
            <text:p>Teruel</text:p>
          </table:table-cell>
          <table:table-cell table:style-name="ce83" office:value-type="float" office:value="21" calcext:value-type="float">
            <text:p>21</text:p>
          </table:table-cell>
          <table:table-cell table:style-name="ce101" table:formula="of:=[.G47]/[.$B$115]" office:value-type="percentage" office:value="0.0289655172413793" calcext:value-type="percentage">
            <text:p>2,90 %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48]/[.$B$115]" office:value-type="percentage" office:value="0.0137931034482759" calcext:value-type="percentage">
            <text:p>1,38 %</text:p>
          </table:table-cell>
          <table:table-cell table:style-name="ce39" office:value-type="float" office:value="21" calcext:value-type="float">
            <text:p>21</text:p>
          </table:table-cell>
          <table:table-cell/>
          <table:table-cell table:style-name="ce65" office:value-type="string" calcext:value-type="string">
            <text:p>Cuarte de Huerva</text:p>
          </table:table-cell>
          <table:table-cell table:style-name="ce84" office:value-type="float" office:value="18" calcext:value-type="float">
            <text:p>18</text:p>
          </table:table-cell>
          <table:table-cell table:style-name="ce102" table:formula="of:=[.G48]/[.$B$115]" office:value-type="percentage" office:value="0.0248275862068965" calcext:value-type="percentage">
            <text:p>2,48 %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49]/[.$B$115]" office:value-type="percentage" office:value="0.0137931034482759" calcext:value-type="percentage">
            <text:p>1,38 %</text:p>
          </table:table-cell>
          <table:table-cell table:style-name="ce39" office:value-type="float" office:value="22" calcext:value-type="float">
            <text:p>22</text:p>
          </table:table-cell>
          <table:table-cell/>
          <table:table-cell table:style-name="ce66" office:value-type="string" calcext:value-type="string">
            <text:p>Fraga</text:p>
          </table:table-cell>
          <table:table-cell table:style-name="ce83" office:value-type="float" office:value="17" calcext:value-type="float">
            <text:p>17</text:p>
          </table:table-cell>
          <table:table-cell table:style-name="ce101" table:formula="of:=[.G49]/[.$B$115]" office:value-type="percentage" office:value="0.023448275862069" calcext:value-type="percentage">
            <text:p>2,34 %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50]/[.$B$115]" office:value-type="percentage" office:value="0.0137931034482759" calcext:value-type="percentage">
            <text:p>1,38 %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ce65" office:value-type="string" calcext:value-type="string">
            <text:p>Barbastro</text:p>
          </table:table-cell>
          <table:table-cell table:style-name="ce84" office:value-type="float" office:value="15" calcext:value-type="float">
            <text:p>15</text:p>
          </table:table-cell>
          <table:table-cell table:style-name="ce102" table:formula="of:=[.G50]/[.$B$115]" office:value-type="percentage" office:value="0.0206896551724138" calcext:value-type="percentage">
            <text:p>2,07 %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51]/[.$B$115]" office:value-type="percentage" office:value="0.0137931034482759" calcext:value-type="percentage">
            <text:p>1,38 %</text:p>
          </table:table-cell>
          <table:table-cell table:style-name="ce39" office:value-type="float" office:value="24" calcext:value-type="float">
            <text:p>24</text:p>
          </table:table-cell>
          <table:table-cell/>
          <table:table-cell table:style-name="ce66" office:value-type="string" calcext:value-type="string">
            <text:p>Jaca</text:p>
          </table:table-cell>
          <table:table-cell table:style-name="ce83" office:value-type="float" office:value="13" calcext:value-type="float">
            <text:p>13</text:p>
          </table:table-cell>
          <table:table-cell table:style-name="ce101" table:formula="of:=[.G51]/[.$B$115]" office:value-type="percentage" office:value="0.0179310344827586" calcext:value-type="percentage">
            <text:p>1,79 %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52]/[.$B$115]" office:value-type="percentage" office:value="0.0137931034482759" calcext:value-type="percentage">
            <text:p>1,38 %</text:p>
          </table:table-cell>
          <table:table-cell table:style-name="ce39" office:value-type="float" office:value="25" calcext:value-type="float">
            <text:p>25</text:p>
          </table:table-cell>
          <table:table-cell/>
          <table:table-cell table:style-name="ce65" office:value-type="string" calcext:value-type="string">
            <text:p>Calatayud</text:p>
          </table:table-cell>
          <table:table-cell table:style-name="ce84" office:value-type="float" office:value="11" calcext:value-type="float">
            <text:p>11</text:p>
          </table:table-cell>
          <table:table-cell table:style-name="ce102" table:formula="of:=[.G52]/[.$B$115]" office:value-type="percentage" office:value="0.0151724137931034" calcext:value-type="percentage">
            <text:p>1,52 %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Hernán Cortés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53]/[.$B$115]" office:value-type="percentage" office:value="0.0124137931034483" calcext:value-type="percentage">
            <text:p>1,24 %</text:p>
          </table:table-cell>
          <table:table-cell table:style-name="ce40" office:value-type="float" office:value="26" calcext:value-type="float">
            <text:p>26</text:p>
          </table:table-cell>
          <table:table-cell/>
          <table:table-cell table:style-name="ce66" office:value-type="string" calcext:value-type="string">
            <text:p>Utebo</text:p>
          </table:table-cell>
          <table:table-cell table:style-name="ce83" office:value-type="float" office:value="10" calcext:value-type="float">
            <text:p>10</text:p>
          </table:table-cell>
          <table:table-cell table:style-name="ce101" table:formula="of:=[.G53]/[.$B$115]" office:value-type="percentage" office:value="0.0137931034482759" calcext:value-type="percentage">
            <text:p>1,38 %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Valdespartera-Montecanal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54]/[.$B$115]" office:value-type="percentage" office:value="0.0124137931034483" calcext:value-type="percentage">
            <text:p>1,24 %</text:p>
          </table:table-cell>
          <table:table-cell table:style-name="ce40" office:value-type="float" office:value="27" calcext:value-type="float">
            <text:p>27</text:p>
          </table:table-cell>
          <table:table-cell/>
          <table:table-cell table:style-name="ce65" office:value-type="string" calcext:value-type="string">
            <text:p>Alcañiz</text:p>
          </table:table-cell>
          <table:table-cell table:style-name="ce84" office:value-type="float" office:value="7" calcext:value-type="float">
            <text:p>7</text:p>
          </table:table-cell>
          <table:table-cell table:style-name="ce102" table:formula="of:=[.G54]/[.$B$115]" office:value-type="percentage" office:value="0.0096551724137931" calcext:value-type="percentage">
            <text:p>0,97 %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Andorr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55]/[.$B$115]" office:value-type="percentage" office:value="0.0110344827586207" calcext:value-type="percentage">
            <text:p>1,10 %</text:p>
          </table:table-cell>
          <table:table-cell table:style-name="ce40" office:value-type="float" office:value="28" calcext:value-type="float">
            <text:p>28</text:p>
          </table:table-cell>
          <table:table-cell/>
          <table:table-cell table:style-name="ce66" office:value-type="string" calcext:value-type="string">
            <text:p>Tarazona</text:p>
          </table:table-cell>
          <table:table-cell table:style-name="ce83" office:value-type="float" office:value="5" calcext:value-type="float">
            <text:p>5</text:p>
          </table:table-cell>
          <table:table-cell table:style-name="ce101" table:formula="of:=[.G55]/[.$B$115]" office:value-type="percentage" office:value="0.00689655172413793" calcext:value-type="percentage">
            <text:p>0,69 %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Romareda - Seminario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56]/[.$B$115]" office:value-type="percentage" office:value="0.0110344827586207" calcext:value-type="percentage">
            <text:p>1,10 %</text:p>
          </table:table-cell>
          <table:table-cell table:style-name="ce40" office:value-type="float" office:value="29" calcext:value-type="float">
            <text:p>29</text:p>
          </table:table-cell>
          <table:table-cell/>
          <table:table-cell table:style-name="ce65" office:value-type="string" calcext:value-type="string">
            <text:p>Ejea de los Caballeros</text:p>
          </table:table-cell>
          <table:table-cell table:style-name="ce84" office:value-type="float" office:value="4" calcext:value-type="float">
            <text:p>4</text:p>
          </table:table-cell>
          <table:table-cell table:style-name="ce102" table:formula="of:=[.G56]/[.$B$115]" office:value-type="percentage" office:value="0.00551724137931034" calcext:value-type="percentage">
            <text:p>0,55 %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San José Centro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57]/[.$B$115]" office:value-type="percentage" office:value="0.0110344827586207" calcext:value-type="percentage">
            <text:p>1,10 %</text:p>
          </table:table-cell>
          <table:table-cell table:style-name="ce40" office:value-type="float" office:value="30" calcext:value-type="float">
            <text:p>30</text:p>
          </table:table-cell>
          <table:table-cell/>
          <table:table-cell table:style-name="ce67" office:value-type="string" calcext:value-type="string">
            <text:p>TOTAL</text:p>
          </table:table-cell>
          <table:table-cell table:style-name="ce85" table:formula="of:=SUM([.G44:.G56])" office:value-type="float" office:value="484" calcext:value-type="float">
            <text:p>484</text:p>
          </table:table-cell>
          <table:table-cell table:style-name="ce103" table:formula="of:=[.G57]/[.B115]" office:value-type="percentage" office:value="0.667586206896552" calcext:value-type="percentage">
            <text:p>66,76 %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Santa Isabel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58]/[.$B$115]" office:value-type="percentage" office:value="0.0110344827586207" calcext:value-type="percentage">
            <text:p>1,10 %</text:p>
          </table:table-cell>
          <table:table-cell table:style-name="ce40" office:value-type="float" office:value="31" calcext:value-type="float">
            <text:p>31</text:p>
          </table:table-cell>
          <table:table-cell/>
          <table:table-cell table:style-name="ce68" table:number-columns-repeated="3"/>
          <table:table-cell table:number-columns-repeated="7"/>
        </table:table-row>
        <table:table-row table:style-name="ro2">
          <table:table-cell table:style-name="ce15" office:value-type="string" calcext:value-type="string">
            <text:p>Teruel Centro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59]/[.$B$115]" office:value-type="percentage" office:value="0.0110344827586207" calcext:value-type="percentage">
            <text:p>1,10 %</text:p>
          </table:table-cell>
          <table:table-cell table:style-name="ce40" office:value-type="float" office:value="32" calcext:value-type="float">
            <text:p>32</text:p>
          </table:table-cell>
          <table:table-cell/>
          <table:table-cell table:style-name="ce68" table:number-columns-repeated="3"/>
          <table:table-cell table:number-columns-repeated="7"/>
        </table:table-row>
        <table:table-row table:style-name="ro2">
          <table:table-cell table:style-name="ce15" office:value-type="string" calcext:value-type="string">
            <text:p>Valderrobres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60]/[.$B$115]" office:value-type="percentage" office:value="0.0110344827586207" calcext:value-type="percentage">
            <text:p>1,10 %</text:p>
          </table:table-cell>
          <table:table-cell table:style-name="ce40" office:value-type="float" office:value="33" calcext:value-type="float">
            <text:p>33</text:p>
          </table:table-cell>
          <table:table-cell/>
          <table:table-cell table:style-name="ce68" table:number-columns-repeated="3"/>
          <table:table-cell table:number-columns-repeated="7"/>
        </table:table-row>
        <table:table-row table:style-name="ro2">
          <table:table-cell table:style-name="ce15" office:value-type="string" calcext:value-type="string">
            <text:p>Zuer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61]/[.$B$115]" office:value-type="percentage" office:value="0.0110344827586207" calcext:value-type="percentage">
            <text:p>1,10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Actur Norte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62]/[.$B$115]" office:value-type="percentage" office:value="0.0096551724137931" calcext:value-type="percentage">
            <text:p>0,97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Alcañiz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63]/[.$B$115]" office:value-type="percentage" office:value="0.0096551724137931" calcext:value-type="percentage">
            <text:p>0,97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Arrabal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64]/[.$B$115]" office:value-type="percentage" office:value="0.0096551724137931" calcext:value-type="percentage">
            <text:p>0,97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Delicias Sur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65]/[.$B$115]" office:value-type="percentage" office:value="0.0096551724137931" calcext:value-type="percentage">
            <text:p>0,97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Huesca Capital Nº 1 (Perpetuo Socorro)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66]/[.$B$115]" office:value-type="percentage" office:value="0.0096551724137931" calcext:value-type="percentage">
            <text:p>0,97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San Pablo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67]/[.$B$115]" office:value-type="percentage" office:value="0.0096551724137931" calcext:value-type="percentage">
            <text:p>0,97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Caspe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68]/[.$B$115]" office:value-type="percentage" office:value="0.00827586206896552" calcext:value-type="percentage">
            <text:p>0,83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Delicias Norte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69]/[.$B$115]" office:value-type="percentage" office:value="0.00827586206896552" calcext:value-type="percentage">
            <text:p>0,83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as Fuentes Norte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70]/[.$B$115]" office:value-type="percentage" office:value="0.00827586206896552" calcext:value-type="percentage">
            <text:p>0,83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Monzón Rural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71]/[.$B$115]" office:value-type="percentage" office:value="0.00827586206896552" calcext:value-type="percentage">
            <text:p>0,83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San José Norte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72]/[.$B$115]" office:value-type="percentage" office:value="0.00827586206896552" calcext:value-type="percentage">
            <text:p>0,83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Utrillas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73]/[.$B$115]" office:value-type="percentage" office:value="0.00827586206896552" calcext:value-type="percentage">
            <text:p>0,83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Almozar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74]/[.$B$115]" office:value-type="percentage" office:value="0.00689655172413793" calcext:value-type="percentage">
            <text:p>0,69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2"/>
          <table:table-cell table:style-name="ce86"/>
          <table:table-cell table:number-columns-repeated="8"/>
        </table:table-row>
        <table:table-row table:style-name="ro2">
          <table:table-cell table:style-name="ce15" office:value-type="string" calcext:value-type="string">
            <text:p>Maell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75]/[.$B$115]" office:value-type="percentage" office:value="0.00689655172413793" calcext:value-type="percentage">
            <text:p>0,69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Miralbueno-Garrapinillos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76]/[.$B$115]" office:value-type="percentage" office:value="0.00689655172413793" calcext:value-type="percentage">
            <text:p>0,69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Tarazon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77]/[.$B$115]" office:value-type="percentage" office:value="0.00689655172413793" calcext:value-type="percentage">
            <text:p>0,69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Calamoch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78]/[.$B$115]" office:value-type="percentage" office:value="0.00551724137931034" calcext:value-type="percentage">
            <text:p>0,55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Cariñen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79]/[.$B$115]" office:value-type="percentage" office:value="0.00551724137931034" calcext:value-type="percentage">
            <text:p>0,55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Graus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0]/[.$B$115]" office:value-type="percentage" office:value="0.00551724137931034" calcext:value-type="percentage">
            <text:p>0,55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Independenci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1]/[.$B$115]" office:value-type="percentage" office:value="0.00551724137931034" calcext:value-type="percentage">
            <text:p>0,55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a Almunia de Doña Godin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2]/[.$B$115]" office:value-type="percentage" office:value="0.00551724137931034" calcext:value-type="percentage">
            <text:p>0,55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Monreal del Campo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3]/[.$B$115]" office:value-type="percentage" office:value="0.00551724137931034" calcext:value-type="percentage">
            <text:p>0,55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Veneci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4]/[.$B$115]" office:value-type="percentage" office:value="0.00551724137931034" calcext:value-type="percentage">
            <text:p>0,55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Actur Oeste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85]/[.$B$115]" office:value-type="percentage" office:value="0.00413793103448276" calcext:value-type="percentage">
            <text:p>0,41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Albarracín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86]/[.$B$115]" office:value-type="percentage" office:value="0.00413793103448276" calcext:value-type="percentage">
            <text:p>0,41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Borj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87]/[.$B$115]" office:value-type="percentage" office:value="0.00413793103448276" calcext:value-type="percentage">
            <text:p>0,41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Casablanc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88]/[.$B$115]" office:value-type="percentage" office:value="0.00413793103448276" calcext:value-type="percentage">
            <text:p>0,41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Ejea de Los Caballeros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89]/[.$B$115]" office:value-type="percentage" office:value="0.00413793103448276" calcext:value-type="percentage">
            <text:p>0,41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Grañén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0]/[.$B$115]" office:value-type="percentage" office:value="0.00413793103448276" calcext:value-type="percentage">
            <text:p>0,41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ebolerí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1]/[.$B$115]" office:value-type="percentage" office:value="0.00413793103448276" calcext:value-type="percentage">
            <text:p>0,41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Sabiñánigo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2]/[.$B$115]" office:value-type="percentage" office:value="0.00413793103448276" calcext:value-type="percentage">
            <text:p>0,41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Torre Ramon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3]/[.$B$115]" office:value-type="percentage" office:value="0.00413793103448276" calcext:value-type="percentage">
            <text:p>0,41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Albalate de Cinc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4]/[.$B$115]" office:value-type="percentage" office:value="0.00275862068965517" calcext:value-type="percentage">
            <text:p>0,28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Binéfar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5]/[.$B$115]" office:value-type="percentage" office:value="0.00275862068965517" calcext:value-type="percentage">
            <text:p>0,28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Gallur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6]/[.$B$115]" office:value-type="percentage" office:value="0.00275862068965517" calcext:value-type="percentage">
            <text:p>0,28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Parque Goy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7]/[.$B$115]" office:value-type="percentage" office:value="0.00275862068965517" calcext:value-type="percentage">
            <text:p>0,28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Sariñen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8]/[.$B$115]" office:value-type="percentage" office:value="0.00275862068965517" calcext:value-type="percentage">
            <text:p>0,28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Actur Sur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[.B99]/[.$B$115]" office:value-type="percentage" office:value="0.00137931034482759" calcext:value-type="percentage">
            <text:p>0,14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Alfajarín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[.B100]/[.$B$115]" office:value-type="percentage" office:value="0.00137931034482759" calcext:value-type="percentage">
            <text:p>0,14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Aliaga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[.B101]/[.$B$115]" office:value-type="percentage" office:value="0.00137931034482759" calcext:value-type="percentage">
            <text:p>0,14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Ariza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[.B102]/[.$B$115]" office:value-type="percentage" office:value="0.00137931034482759" calcext:value-type="percentage">
            <text:p>0,14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Báguena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[.B103]/[.$B$115]" office:value-type="percentage" office:value="0.00137931034482759" calcext:value-type="percentage">
            <text:p>0,14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Berbegal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[.B104]/[.$B$115]" office:value-type="percentage" office:value="0.00137931034482759" calcext:value-type="percentage">
            <text:p>0,14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Biescas-Valle De Tena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[.B105]/[.$B$115]" office:value-type="percentage" office:value="0.00137931034482759" calcext:value-type="percentage">
            <text:p>0,14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Bombarda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[.B106]/[.$B$115]" office:value-type="percentage" office:value="0.00137931034482759" calcext:value-type="percentage">
            <text:p>0,14 %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11"/>
        </table:table-row>
        <table:table-row table:style-name="ro2">
          <table:table-cell table:style-name="ce16" office:value-type="string" calcext:value-type="string">
            <text:p>Campo de Belchite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07]/[.$B$115]" office:value-type="percentage" office:value="0.00137931034482759" calcext:value-type="percentage">
            <text:p>0,14 %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11"/>
        </table:table-row>
        <table:table-row table:style-name="ro2">
          <table:table-cell table:style-name="ce16" office:value-type="string" calcext:value-type="string">
            <text:p>Fuentes de Ebr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08]/[.$B$115]" office:value-type="percentage" office:value="0.00137931034482759" calcext:value-type="percentage">
            <text:p>0,14 %</text:p>
          </table:table-cell>
          <table:table-cell table:style-name="ce40" office:value-type="float" office:value="81" calcext:value-type="float">
            <text:p>81</text:p>
          </table:table-cell>
          <table:table-cell table:number-columns-repeated="11"/>
        </table:table-row>
        <table:table-row table:style-name="ro2">
          <table:table-cell table:style-name="ce16" office:value-type="string" calcext:value-type="string">
            <text:p>Híjar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09]/[.$B$115]" office:value-type="percentage" office:value="0.00137931034482759" calcext:value-type="percentage">
            <text:p>0,14 %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11"/>
        </table:table-row>
        <table:table-row table:style-name="ro2">
          <table:table-cell table:style-name="ce16" office:value-type="string" calcext:value-type="string">
            <text:p>Mequinenz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0]/[.$B$115]" office:value-type="percentage" office:value="0.00137931034482759" calcext:value-type="percentage">
            <text:p>0,14 %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11"/>
        </table:table-row>
        <table:table-row table:style-name="ro2">
          <table:table-cell table:style-name="ce16" office:value-type="string" calcext:value-type="string">
            <text:p>Mora de Rubielo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1]/[.$B$115]" office:value-type="percentage" office:value="0.00137931034482759" calcext:value-type="percentage">
            <text:p>0,14 %</text:p>
          </table:table-cell>
          <table:table-cell table:style-name="ce40" office:value-type="float" office:value="84" calcext:value-type="float">
            <text:p>84</text:p>
          </table:table-cell>
          <table:table-cell table:number-columns-repeated="11"/>
        </table:table-row>
        <table:table-row table:style-name="ro2">
          <table:table-cell table:style-name="ce16" office:value-type="string" calcext:value-type="string">
            <text:p>Sabiñán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2]/[.$B$115]" office:value-type="percentage" office:value="0.00137931034482759" calcext:value-type="percentage">
            <text:p>0,14 %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11"/>
        </table:table-row>
        <table:table-row table:style-name="ro2">
          <table:table-cell table:style-name="ce16" office:value-type="string" calcext:value-type="string">
            <text:p>Tamarite de Liter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3]/[.$B$115]" office:value-type="percentage" office:value="0.00137931034482759" calcext:value-type="percentage">
            <text:p>0,14 %</text:p>
          </table:table-cell>
          <table:table-cell table:style-name="ce40" office:value-type="float" office:value="86" calcext:value-type="float">
            <text:p>86</text:p>
          </table:table-cell>
          <table:table-cell table:number-columns-repeated="11"/>
        </table:table-row>
        <table:table-row table:style-name="ro2">
          <table:table-cell table:style-name="ce16" office:value-type="string" calcext:value-type="string">
            <text:p>Zona básica de salud no identificada</text:p>
          </table:table-cell>
          <table:table-cell table:style-name="ce27" office:value-type="float" office:value="55" calcext:value-type="float">
            <text:p>55</text:p>
          </table:table-cell>
          <table:table-cell table:style-name="ce34" table:formula="of:=[.B114]/[.$B$115]" office:value-type="percentage" office:value="0.0758620689655172" calcext:value-type="percentage">
            <text:p>7,59 %</text:p>
          </table:table-cell>
          <table:table-cell table:style-name="ce40"/>
          <table:table-cell table:number-columns-repeated="11"/>
        </table:table-row>
        <table:table-row table:style-name="ro5">
          <table:table-cell table:style-name="ce17" office:value-type="string" calcext:value-type="string">
            <text:p>Total casos confirmados en Aragón</text:p>
          </table:table-cell>
          <table:table-cell table:style-name="ce28" table:formula="of:=SUM([.B28:.B114])" office:value-type="float" office:value="725" calcext:value-type="float">
            <text:p>725</text:p>
          </table:table-cell>
          <table:table-cell table:number-columns-repeated="13"/>
        </table:table-row>
        <table:table-row table:style-name="ro3" table:number-rows-repeated="1048460">
          <table:table-cell table:number-columns-repeated="15"/>
        </table:table-row>
        <table:table-row table:style-name="ro3">
          <table:table-cell table:number-columns-repeated="15"/>
        </table:table-row>
        <table:named-expressions>
          <table:named-range table:name="_xlnm._FilterDatabase" table:base-cell-address="$'20201101'.$A$1" table:cell-range-address="$'20201101'.$F$43:.$H$56"/>
        </table:named-expressions>
      </table:table>
      <table:named-expressions/>
      <table:database-ranges>
        <table:database-range table:name="__Anonymous_Sheet_DB__0" table:target-range-address="'20201101'.F43:'20201101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101" style:display-name="PageStyle_202011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1-02T07:51:25</dc:date>
    <meta:generator>LibreOffice/6.0.7.3$Linux_X86_64 LibreOffice_project/00m0$Build-3</meta:generator>
    <meta:document-statistic meta:table-count="1" meta:cell-count="527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